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4c90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7185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7486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986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fc96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437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425d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bc0f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00d01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15fce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2763e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2dfeb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473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58392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74e3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9b7cb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a23a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a840d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2ad3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b281f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1942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51ba2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619f0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97b83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ba255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dd89a" style:font-name-asian="Nimbus Mono L"/>
    </style:style>
    <style:style style:name="P27" style:family="paragraph" style:parent-style-name="Standard">
      <style:text-properties style:font-name="Nimbus Mono L" officeooo:rsid="0007e423" officeooo:paragraph-rsid="0004c904" style:font-name-asian="Nimbus Mono L"/>
    </style:style>
    <style:style style:name="P28" style:family="paragraph" style:parent-style-name="Standard">
      <style:text-properties style:font-name="Nimbus Mono L" officeooo:rsid="0014c351" officeooo:paragraph-rsid="0004c904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59c06f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5a9bd0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5d563a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5e3e05" style:font-name-asian="Nimbus Mono L"/>
    </style:style>
    <style:style style:name="T1" style:family="text">
      <style:text-properties officeooo:rsid="0012bd3a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1b6dfc"/>
    </style:style>
    <style:style style:name="T7" style:family="text">
      <style:text-properties officeooo:rsid="000a4e2c"/>
    </style:style>
    <style:style style:name="T8" style:family="text">
      <style:text-properties officeooo:rsid="000b3172"/>
    </style:style>
    <style:style style:name="T9" style:family="text">
      <style:text-properties officeooo:rsid="000b7483"/>
    </style:style>
    <style:style style:name="T10" style:family="text">
      <style:text-properties officeooo:rsid="00074868"/>
    </style:style>
    <style:style style:name="T11" style:family="text">
      <style:text-properties officeooo:rsid="0008ef53"/>
    </style:style>
    <style:style style:name="T12" style:family="text">
      <style:text-properties officeooo:rsid="0012437d"/>
    </style:style>
    <style:style style:name="T13" style:family="text">
      <style:text-properties officeooo:rsid="001425de"/>
    </style:style>
    <style:style style:name="T14" style:family="text">
      <style:text-properties officeooo:rsid="00215fce"/>
    </style:style>
    <style:style style:name="T15" style:family="text">
      <style:text-properties officeooo:rsid="0022763e"/>
    </style:style>
    <style:style style:name="T16" style:family="text">
      <style:text-properties officeooo:rsid="002473aa"/>
    </style:style>
    <style:style style:name="T17" style:family="text">
      <style:text-properties officeooo:rsid="00293456"/>
    </style:style>
    <style:style style:name="T18" style:family="text">
      <style:text-properties officeooo:rsid="0029b7cb"/>
    </style:style>
    <style:style style:name="T19" style:family="text">
      <style:text-properties officeooo:rsid="002a840d"/>
    </style:style>
    <style:style style:name="T20" style:family="text">
      <style:text-properties officeooo:rsid="00370a48"/>
    </style:style>
    <style:style style:name="T21" style:family="text">
      <style:text-properties officeooo:rsid="003d7475"/>
    </style:style>
    <style:style style:name="T22" style:family="text">
      <style:text-properties officeooo:rsid="00497b83"/>
    </style:style>
    <style:style style:name="T23" style:family="text">
      <style:text-properties officeooo:rsid="004ba255"/>
    </style:style>
    <style:style style:name="T24" style:family="text">
      <style:text-properties officeooo:rsid="004dd89a"/>
    </style:style>
    <style:style style:name="T25" style:family="text">
      <style:text-properties officeooo:rsid="0059c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作者：夏志丽 </text:p>
      <text:p text:style-name="P27">模块名:房租，水电费缴付</text:p>
      <text:p text:style-name="P1"><text:tab/>导航下拉名_1:房租，水电费缴付</text:p>
      <text:p text:style-name="P1"><text:tab/><text:tab/>导航名_1:<text:bookmark-start text:name="__DdeLink__1368_1114225884"/>房租缴费<text:bookmark-end text:name="__DdeLink__1368_1114225884"/>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2">1</text:span>:<text:bookmark-start text:name="__DdeLink__970_1826826792"/>缴费<text:bookmark-end text:name="__DdeLink__970_1826826792"/>日期</text:p>
      <text:p text:style-name="P1"><text:tab/><text:tab/><text:tab/><text:tab/>字段名称_<text:span text:style-name="T2">2</text:span>:<text:bookmark-start text:name="__DdeLink__972_1826826792"/>地区<text:bookmark-end text:name="__DdeLink__972_1826826792"/></text:p>
      <text:p text:style-name="P1"><text:tab/><text:tab/><text:tab/><text:tab/>字段名称_<text:span text:style-name="T3">3</text:span>:<text:bookmark-start text:name="__DdeLink__975_1826826792"/>项目组<text:bookmark-end text:name="__DdeLink__975_1826826792"/></text:p>
      <text:p text:style-name="P1"><text:tab/><text:tab/><text:tab/><text:tab/>字段名称_<text:span text:style-name="T3">4</text:span>:<text:bookmark-start text:name="__DdeLink__978_1826826792"/>项目<text:bookmark-end text:name="__DdeLink__978_1826826792"/>名称</text:p>
      <text:p text:style-name="P1"><text:tab/><text:tab/><text:tab/><text:tab/>字段名称_<text:span text:style-name="T4">5</text:span>:<text:bookmark-start text:name="__DdeLink__983_1826826792"/>租房<text:bookmark-end text:name="__DdeLink__983_1826826792"/>地址<text:tab/><text:tab/><text:tab/><text:tab/></text:p>
      <text:p text:style-name="P1"><text:tab/><text:tab/><text:tab/><text:tab/>字段名称_<text:span text:style-name="T4">6</text:span>:<text:bookmark-start text:name="__DdeLink__986_1826826792"/>房东<text:bookmark-end text:name="__DdeLink__986_1826826792"/>姓名</text:p>
      <text:p text:style-name="P1"><text:tab/><text:tab/><text:tab/><text:tab/>字段名称_<text:span text:style-name="T4">7</text:span>:<text:bookmark-start text:name="__DdeLink__991_1826826792"/>联系<text:bookmark-end text:name="__DdeLink__991_1826826792"/>方式</text:p>
      <text:p text:style-name="P1"><text:tab/><text:tab/><text:tab/><text:tab/>字段名称_<text:span text:style-name="T4">8</text:span>:<text:bookmark-start text:name="__DdeLink__994_1826826792"/>账户<text:bookmark-end text:name="__DdeLink__994_1826826792"/>名称</text:p>
      <text:p text:style-name="P1"><text:tab/><text:tab/><text:tab/><text:tab/>字段名称_<text:span text:style-name="T4">9</text:span>:<text:bookmark-start text:name="__DdeLink__996_1826826792"/><text:bookmark-start text:name="__DdeLink__528_1993623062"/>银行<text:bookmark-end text:name="__DdeLink__996_1826826792"/><text:bookmark-end text:name="__DdeLink__528_1993623062"/>卡号</text:p>
      <text:p text:style-name="P2"><text:tab/><text:tab/><text:tab/><text:tab/>字段名称_<text:span text:style-name="T9">10</text:span>:银行开户行（详细到支行）</text:p>
      <text:p text:style-name="P2"><text:tab/><text:tab/><text:tab/><text:tab/>字段名称_<text:span text:style-name="T9">11</text:span>:<text:bookmark-start text:name="__DdeLink__1370_1114225884"/>房屋交租方式<text:bookmark-end text:name="__DdeLink__1370_1114225884"/></text:p>
      <text:p text:style-name="P2"><text:tab/><text:tab/><text:tab/><text:tab/>字段名称_<text:span text:style-name="T9">12</text:span>:房屋交租频率</text:p>
      <text:p text:style-name="P2"><text:tab/><text:tab/><text:tab/><text:tab/>字段名称_<text:span text:style-name="T9">13</text:span>:<text:bookmark-start text:name="__DdeLink__1372_1114225884"/>房租缴费日期<text:bookmark-end text:name="__DdeLink__1372_1114225884"/></text:p>
      <text:p text:style-name="P2"><text:tab/><text:tab/><text:tab/><text:tab/>字段名称_<text:span text:style-name="T9">14</text:span>:<text:bookmark-start text:name="__DdeLink__1374_1114225884"/>水电费缴费频率<text:bookmark-end text:name="__DdeLink__1374_1114225884"/></text:p>
      <text:p text:style-name="P7"><text:tab/><text:tab/><text:tab/><text:tab/>字段名称_<text:span text:style-name="T9">15</text:span>:<text:bookmark-start text:name="__DdeLink__1376_1114225884"/>水电费缴费日期<text:bookmark-end text:name="__DdeLink__1376_1114225884"/></text:p>
      <text:p text:style-name="P3"><text:tab/><text:tab/><text:tab/><text:tab/>字段名称_<text:span text:style-name="T9">16</text:span>:<text:bookmark-start text:name="__DdeLink__1378_1114225884"/>房租<text:span text:style-name="T11">（元/月）</text:span><text:bookmark-end text:name="__DdeLink__1378_1114225884"/></text:p>
      <text:p text:style-name="P3"><text:tab/><text:tab/><text:tab/><text:tab/>字段名称_<text:span text:style-name="T9">17</text:span>:<text:bookmark-start text:name="__DdeLink__1380_1114225884"/><text:bookmark-start text:name="__DdeLink__2415_2142078553"/>管理费<text:span text:style-name="T11">，卫生费</text:span><text:bookmark-end text:name="__DdeLink__1380_1114225884"/><text:bookmark-end text:name="__DdeLink__2415_2142078553"/></text:p>
      <text:p text:style-name="P3"><text:tab/><text:tab/><text:tab/><text:tab/>字段名称_<text:span text:style-name="T9">18</text:span>:<text:bookmark-start text:name="__DdeLink__1382_1114225884"/>房租缴纳时间段<text:bookmark-end text:name="__DdeLink__1382_1114225884"/></text:p>
      <text:p text:style-name="P3"><text:tab/><text:tab/><text:tab/><text:tab/>字段名称_<text:span text:style-name="T9">19</text:span>:<text:bookmark-start text:name="__DdeLink__1384_1114225884"/>房租缴费方<text:bookmark-end text:name="__DdeLink__1384_1114225884"/></text:p>
      <text:p text:style-name="P3"><text:tab/><text:tab/><text:tab/><text:tab/>字段名称_<text:span text:style-name="T13">20</text:span>:<text:bookmark-start text:name="__DdeLink__1386_1114225884"/>水费初期数目<text:bookmark-end text:name="__DdeLink__1386_1114225884"/></text:p>
      <text:p text:style-name="P3"><text:tab/><text:tab/><text:tab/><text:tab/>字段名称_<text:span text:style-name="T10">21</text:span>:<text:bookmark-start text:name="__DdeLink__1388_1114225884"/>水费计价金额（元/吨）<text:bookmark-end text:name="__DdeLink__1388_1114225884"/></text:p>
      <text:p text:style-name="P3"><text:tab/><text:tab/><text:tab/><text:tab/>字段名称_<text:span text:style-name="T10">22</text:span>:水费期末数目</text:p>
      <text:p text:style-name="P11"><text:tab/><text:tab/><text:tab/><text:tab/>字段名称_<text:span text:style-name="T10">23</text:span>:用水量<text:span text:style-name="T15">（</text:span>水费期末数目<text:span text:style-name="T15">-</text:span>水费初期数目<text:span text:style-name="T15">）</text:span></text:p>
      <text:p text:style-name="P10"><text:tab/><text:tab/><text:tab/><text:tab/>字段名称_<text:span text:style-name="T10">24</text:span>:水费缴纳金额<text:span text:style-name="T14">（</text:span>水费计价金额（元/吨）*用水量<text:span text:style-name="T14">）</text:span></text:p>
      <text:p text:style-name="P3"><text:tab/><text:tab/><text:tab/><text:tab/>字段名称_<text:span text:style-name="T10">25</text:span>:水费缴纳时间段</text:p>
      <text:p text:style-name="P3"><text:tab/><text:tab/><text:tab/><text:tab/>字段名称_<text:span text:style-name="T10">26</text:span>:水费缴费方</text:p>
      <text:p text:style-name="P4"><text:tab/><text:tab/><text:tab/><text:tab/>字段名称_<text:span text:style-name="T10">27</text:span>:电费初期数目</text:p>
      <text:p text:style-name="P4"><text:tab/><text:tab/><text:tab/><text:tab/>字段名称_<text:span text:style-name="T10">28</text:span>:电费计价金额（元/度）</text:p>
      <text:p text:style-name="P4"><text:tab/><text:tab/><text:tab/><text:tab/>字段名称_<text:span text:style-name="T10">29</text:span>:电费期末数目</text:p>
      <text:p text:style-name="P12"><text:tab/><text:tab/><text:tab/><text:tab/>字段名称_<text:span text:style-name="T13">30</text:span>:用电量<text:span text:style-name="T15">（电</text:span>费期末数目<text:span text:style-name="T15">-电</text:span>费初期数目<text:span text:style-name="T15">）</text:span></text:p>
      <text:p text:style-name="P12"><text:tab/><text:tab/><text:tab/><text:tab/>字段名称_<text:span text:style-name="T10">31</text:span>:电费缴纳金额<text:span text:style-name="T14">（电</text:span>费计价金额（元/吨）*用电量<text:span text:style-name="T14">）</text:span></text:p>
      <text:p text:style-name="P4"><text:tab/><text:tab/><text:tab/><text:tab/>字段名称_<text:span text:style-name="T10">32</text:span>:电费缴纳时间段</text:p>
      <text:p text:style-name="P4"><text:tab/><text:tab/><text:tab/><text:tab/>字段名称_<text:span text:style-name="T10">33</text:span>:电费缴费方</text:p>
      <text:p text:style-name="P3"><text:tab/><text:tab/><text:tab/><text:tab/>字段名称_<text:span text:style-name="T10">34</text:span>:管道燃气费充值额度</text:p>
      <text:p text:style-name="P5"><text:tab/><text:tab/><text:tab/><text:tab/>字段名称_<text:span text:style-name="T10">35</text:span>:燃气费缴纳时间段</text:p>
      <text:p text:style-name="P6"><text:tab/><text:tab/><text:tab/><text:tab/>字段名称_<text:span text:style-name="T10">36</text:span>:燃气费缴费方</text:p>
      <text:p text:style-name="P10"><text:tab/><text:tab/><text:tab/><text:tab/>字段名称_<text:span text:style-name="T10">37</text:span>:缴纳金额汇总（房租<text:span text:style-name="T11">（元/月）+</text:span>管理费<text:span text:style-name="T11">，卫生费+</text:span>水费缴纳金额<text:span text:style-name="T14">+</text:span>电费缴纳金额<text:span text:style-name="T14">+</text:span>管道燃气费充值额度）</text:p>
      <text:p text:style-name="P6"><text:tab/><text:tab/><text:tab/><text:tab/>字段名称_<text:span text:style-name="T10">38</text:span>:运营财务部确认是否缴费</text:p>
      <text:p text:style-name="P6"><text:tab/><text:tab/><text:tab/><text:tab/>字段名称_<text:span text:style-name="T10">39</text:span>:房租收费是否已邮寄到广州</text:p>
      <text:p text:style-name="P7"><text:tab/><text:tab/><text:tab/><text:tab/>字段名称_<text:span text:style-name="T13">40</text:span>:房租收据附件</text:p>
      <text:p text:style-name="P6"><text:tab/><text:tab/><text:tab/><text:tab/>字段名称_<text:span text:style-name="T12">41</text:span>:备注</text:p>
      <text:p text:style-name="P6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8"><text:tab/><text:tab/><text:tab/><text:tab/>字段名称_<text:span text:style-name="T2">1</text:span>:<text:bookmark-start text:name="__DdeLink__970_18268267921"/>缴费<text:bookmark-end text:name="__DdeLink__970_18268267921"/>日期 <text:s text:c="3"/>标签类型：日期框 必填</text:p>
      <text:p text:style-name="P8"><text:tab/><text:tab/><text:tab/><text:tab/>字段名称_<text:span text:style-name="T2">2</text:span>:<text:bookmark-start text:name="__DdeLink__972_18268267921"/>地区<text:bookmark-end text:name="__DdeLink__972_18268267921"/> <text:s text:c="6"/>标签类型：手填下拉 必填</text:p>
      <text:p text:style-name="P8"><text:tab/><text:tab/><text:tab/><text:tab/>字段名称_<text:span text:style-name="T3">3</text:span>:<text:bookmark-start text:name="__DdeLink__975_18268267921"/>项目组<text:bookmark-end text:name="__DdeLink__975_18268267921"/> <text:s text:c="5"/>标签类型：手填下拉 必填</text:p>
      <text:p text:style-name="P8"><text:tab/><text:tab/><text:tab/><text:tab/>字段名称_<text:span text:style-name="T3">4</text:span>:<text:bookmark-start text:name="__DdeLink__978_18268267921"/>项目<text:bookmark-end text:name="__DdeLink__978_18268267921"/>名称 <text:s text:c="3"/>标签类型：手填下拉多选 必填</text:p>
      <text:p text:style-name="P8"><text:tab/><text:tab/><text:tab/><text:tab/>字段名称_<text:span text:style-name="T4">5</text:span>:<text:bookmark-start text:name="__DdeLink__983_18268267921"/>租房<text:bookmark-end text:name="__DdeLink__983_18268267921"/>地址 <text:s text:c="3"/>标签类型：文本框 必填<text:tab/><text:tab/><text:tab/><text:tab/></text:p>
      <text:p text:style-name="P8"><text:tab/><text:tab/><text:tab/><text:tab/>字段名称_<text:span text:style-name="T4">6</text:span>:<text:bookmark-start text:name="__DdeLink__986_18268267921"/>房东<text:bookmark-end text:name="__DdeLink__986_18268267921"/>姓名 <text:s text:c="3"/>标签类型：文本框 必填</text:p>
      <text:p text:style-name="P8"><text:tab/><text:tab/><text:tab/><text:tab/>字段名称_<text:span text:style-name="T4">7</text:span>:<text:bookmark-start text:name="__DdeLink__991_18268267921"/>联系<text:bookmark-end text:name="__DdeLink__991_18268267921"/>方式 <text:s text:c="3"/>标签类型：文本框 必填</text:p>
      <text:p text:style-name="P8"><text:tab/><text:tab/><text:tab/><text:tab/>字段名称_<text:span text:style-name="T4">8</text:span>:<text:bookmark-start text:name="__DdeLink__994_18268267921"/>账户<text:bookmark-end text:name="__DdeLink__994_18268267921"/>名称 <text:s text:c="3"/>标签类型：文本框 必填</text:p>
      <text:p text:style-name="P8"><text:tab/><text:tab/><text:tab/><text:tab/>字段名称_<text:span text:style-name="T4">9</text:span>:<text:bookmark-start text:name="__DdeLink__528_19936230621"/><text:bookmark-start text:name="__DdeLink__996_18268267921"/>银行<text:bookmark-end text:name="__DdeLink__528_19936230621"/><text:bookmark-end text:name="__DdeLink__996_18268267921"/>卡号 <text:s text:c="3"/>标签类型：文本框 必填</text:p>
      <text:p text:style-name="P8"><text:tab/><text:tab/><text:tab/><text:tab/>字段名称_<text:span text:style-name="T9">10</text:span>:银行开户行（详细到支行） <text:s/>标签类型：文本框 必填</text:p>
      <text:p text:style-name="P8"><text:tab/><text:tab/><text:tab/><text:tab/>字段名称_<text:span text:style-name="T9">11</text:span>:房屋交租方式 <text:s/>标签类型：文本框 必填</text:p>
      <text:p text:style-name="P8"><text:soft-page-break/><text:tab/><text:tab/><text:tab/><text:tab/>字段名称_<text:span text:style-name="T9">12</text:span>:房屋交租频率 <text:s text:c="2"/>标签类型：文本框 必填</text:p>
      <text:p text:style-name="P8"><text:tab/><text:tab/><text:tab/><text:tab/>字段名称_<text:span text:style-name="T9">13</text:span>:房租缴费日期 <text:s text:c="2"/>标签类型：日期框 必填</text:p>
      <text:p text:style-name="P8"><text:tab/><text:tab/><text:tab/><text:tab/>字段名称_<text:span text:style-name="T9">14</text:span>:水电费缴费频率 <text:s/>标签类型：文本框 必填</text:p>
      <text:p text:style-name="P8"><text:tab/><text:tab/><text:tab/><text:tab/>字段名称_<text:span text:style-name="T9">15</text:span>:水电费缴费日期 <text:s text:c="2"/>标签类型：日期框 必填</text:p>
      <text:p text:style-name="P8"><text:tab/><text:tab/><text:tab/><text:tab/>字段名称_<text:span text:style-name="T9">16</text:span>:房租<text:span text:style-name="T11">（元/月） <text:s text:c="3"/>标签类型：数字框 必填</text:span></text:p>
      <text:p text:style-name="P8"><text:tab/><text:tab/><text:tab/><text:tab/>字段名称_<text:span text:style-name="T9">17</text:span>:管理费<text:span text:style-name="T11">，卫生费 <text:s text:c="3"/>标签类型：数字框 必填</text:span></text:p>
      <text:p text:style-name="P8"><text:tab/><text:tab/><text:tab/><text:tab/>字段名称_<text:span text:style-name="T9">18</text:span>:房租缴纳时间段 <text:s text:c="2"/><text:bookmark-start text:name="__DdeLink__2411_2142078553"/>标签类型：时间段（日期） 必填<text:bookmark-end text:name="__DdeLink__2411_2142078553"/></text:p>
      <text:p text:style-name="P8"><text:tab/><text:tab/><text:tab/><text:tab/>字段名称_<text:span text:style-name="T9">19</text:span>:房租缴费方 <text:s text:c="7"/>标签类型：文本框 必填</text:p>
      <text:p text:style-name="P8"><text:tab/><text:tab/><text:tab/><text:tab/>字段名称_<text:span text:style-name="T13">20</text:span>:水费初期数目 <text:s text:c="6"/>标签类型：数字框 必填</text:p>
      <text:p text:style-name="P8"><text:tab/><text:tab/><text:tab/><text:tab/>字段名称_<text:span text:style-name="T10">21</text:span>:水费计价金额（元/吨） 标签类型<text:span text:style-name="T16">：数字框 必填</text:span></text:p>
      <text:p text:style-name="P8"><text:tab/><text:tab/><text:tab/><text:tab/>字段名称_<text:span text:style-name="T10">22</text:span>:水费期末数目 <text:s text:c="5"/>标签类型：数字框 必填</text:p>
      <text:p text:style-name="P8"><text:tab/><text:tab/><text:tab/><text:tab/>字段名称_<text:span text:style-name="T10">23</text:span>:用水量 <text:s text:c="11"/>标签类型：数字框 必填</text:p>
      <text:p text:style-name="P8"><text:tab/><text:tab/><text:tab/><text:tab/>字段名称_<text:span text:style-name="T10">24</text:span>:水费缴纳金额 <text:s text:c="6"/>标签类型：数字框 必填</text:p>
      <text:p text:style-name="P9"><text:tab/><text:tab/><text:tab/><text:tab/>字段名称_<text:span text:style-name="T10">25</text:span>:水费缴纳时间段 <text:s text:c="2"/>标签类型：时间段（日期） 必填</text:p>
      <text:p text:style-name="P10"><text:tab/><text:tab/><text:tab/><text:tab/>字段名称_<text:span text:style-name="T10">26</text:span>:水费缴费方 <text:s text:c="6"/>标签类型：文本框 必填</text:p>
      <text:p text:style-name="P13"><text:tab/><text:tab/><text:tab/><text:tab/>字段名称_<text:span text:style-name="T10">27</text:span>:电费初期数目 <text:s text:c="8"/>标签类型：数字框 必填</text:p>
      <text:p text:style-name="P13"><text:tab/><text:tab/><text:tab/><text:tab/>字段名称_<text:span text:style-name="T10">28</text:span>:电费计价金额（元/度）标签类型：数字框 必填</text:p>
      <text:p text:style-name="P13"><text:tab/><text:tab/><text:tab/><text:tab/>字段名称_<text:span text:style-name="T10">29</text:span>:电费期末数目 <text:s text:c="10"/>标签类型：数字框 必填</text:p>
      <text:p text:style-name="P13"><text:tab/><text:tab/><text:tab/><text:tab/>字段名称_<text:span text:style-name="T13">30</text:span>:用电量 <text:s text:c="11"/>标签类型：数字框 必填</text:p>
      <text:p text:style-name="P13"><text:tab/><text:tab/><text:tab/><text:tab/>字段名称_<text:span text:style-name="T10">31</text:span>:电费缴纳金额 <text:s text:c="8"/>标签类型：数字框 必填</text:p>
      <text:p text:style-name="P9"><text:tab/><text:tab/><text:tab/><text:tab/>字段名称_<text:span text:style-name="T10">32</text:span>:电费缴纳时间段 <text:s text:c="3"/>标签类型：时间段（日期） 必填</text:p>
      <text:p text:style-name="P10"><text:tab/><text:tab/><text:tab/><text:tab/>字段名称_<text:span text:style-name="T10">33</text:span>:电费缴费方 <text:s text:c="8"/>标签类型：文本框 必填</text:p>
      <text:p text:style-name="P13"><text:tab/><text:tab/><text:tab/><text:tab/>字段名称_<text:span text:style-name="T10">34</text:span>:管道燃气费充值额度 <text:s/>标签类型：数字框 必填</text:p>
      <text:p text:style-name="P9"><text:tab/><text:tab/><text:tab/><text:tab/>字段名称_<text:span text:style-name="T10">35</text:span>:燃气费缴纳时间段 <text:s text:c="2"/>标签类型：时间段（日期） 必填</text:p>
      <text:p text:style-name="P10"><text:tab/><text:tab/><text:tab/><text:tab/>字段名称_<text:span text:style-name="T10">36</text:span>:燃气费缴费方 <text:s text:c="6"/>标签类型：文本框 必填</text:p>
      <text:p text:style-name="P13"><text:tab/><text:tab/><text:tab/><text:tab/>字段名称_<text:span text:style-name="T10">37</text:span>:缴纳金额汇总 <text:s text:c="5"/>标签类型：数字框 必填</text:p>
      <text:p text:style-name="P14"><text:tab/><text:tab/><text:tab/><text:tab/>字段名称_<text:span text:style-name="T10">38</text:span>:运营财务部确认是否缴费 <text:s text:c="3"/>标签类型：下拉框（是/否） 必填</text:p>
      <text:p text:style-name="P29"><text:tab/><text:tab/><text:tab/><text:tab/>字段名称_<text:span text:style-name="T10">39</text:span>:房租收费是否已邮寄到广州 <text:s text:c="2"/>标签类型：下拉框（是/否） 必填</text:p>
      <text:p text:style-name="P14"><text:tab/><text:tab/><text:tab/><text:tab/>字段名称_<text:span text:style-name="T13">40</text:span>:房租收据附件 <text:s text:c="12"/>标签类型：文本框 必填</text:p>
      <text:p text:style-name="P14"><text:tab/><text:tab/><text:tab/><text:tab/>字段名称_<text:span text:style-name="T12">41</text:span>:备注 <text:s text:c="9"/>标签类型：文本框 </text:p>
      <text:p text:style-name="P1"><text:tab/><text:tab/><text:tab/><text:tab/></text:p>
      <text:p text:style-name="P1"><text:tab/><text:tab/><text:tab/>功能名字_<text:span text:style-name="T6">3</text:span>:编辑 <text:s/>功能类型:编辑 (有网格/树形/编辑可选)</text:p>
      <text:p text:style-name="P15"><text:tab/><text:tab/><text:tab/><text:tab/>字段名称_<text:span text:style-name="T2">1</text:span>:<text:bookmark-start text:name="__DdeLink__970_182682679211"/>缴费<text:bookmark-end text:name="__DdeLink__970_182682679211"/>日期 <text:s text:c="3"/>标签类型：日期框 必填</text:p>
      <text:p text:style-name="P15"><text:tab/><text:tab/><text:tab/><text:tab/>字段名称_<text:span text:style-name="T2">2</text:span>:<text:bookmark-start text:name="__DdeLink__972_182682679211"/>地区<text:bookmark-end text:name="__DdeLink__972_182682679211"/> <text:s text:c="6"/>标签类型：手填下拉 必填</text:p>
      <text:p text:style-name="P15"><text:tab/><text:tab/><text:tab/><text:tab/>字段名称_<text:span text:style-name="T3">3</text:span>:<text:bookmark-start text:name="__DdeLink__975_182682679211"/>项目组<text:bookmark-end text:name="__DdeLink__975_182682679211"/> <text:s text:c="5"/>标签类型：手填下拉 必填</text:p>
      <text:p text:style-name="P15"><text:tab/><text:tab/><text:tab/><text:tab/>字段名称_<text:span text:style-name="T3">4</text:span>:<text:bookmark-start text:name="__DdeLink__978_182682679211"/>项目<text:bookmark-end text:name="__DdeLink__978_182682679211"/>名称 <text:s text:c="3"/>标签类型：手填下拉多选 必填</text:p>
      <text:p text:style-name="P15"><text:tab/><text:tab/><text:tab/><text:tab/>字段名称_<text:span text:style-name="T4">5</text:span>:<text:bookmark-start text:name="__DdeLink__983_182682679211"/>租房<text:bookmark-end text:name="__DdeLink__983_182682679211"/>地址 <text:s text:c="3"/>标签类型：文本框 必填<text:tab/><text:tab/><text:tab/><text:tab/></text:p>
      <text:p text:style-name="P15"><text:tab/><text:tab/><text:tab/><text:tab/>字段名称_<text:span text:style-name="T4">6</text:span>:<text:bookmark-start text:name="__DdeLink__986_182682679211"/>房东<text:bookmark-end text:name="__DdeLink__986_182682679211"/>姓名 <text:s text:c="3"/>标签类型：文本框 必填</text:p>
      <text:p text:style-name="P15"><text:tab/><text:tab/><text:tab/><text:tab/>字段名称_<text:span text:style-name="T4">7</text:span>:<text:bookmark-start text:name="__DdeLink__991_182682679211"/>联系<text:bookmark-end text:name="__DdeLink__991_182682679211"/>方式 <text:s text:c="3"/>标签类型：文本框 必填</text:p>
      <text:p text:style-name="P15"><text:tab/><text:tab/><text:tab/><text:tab/>字段名称_<text:span text:style-name="T4">8</text:span>:<text:bookmark-start text:name="__DdeLink__994_182682679211"/>账户<text:bookmark-end text:name="__DdeLink__994_182682679211"/>名称 <text:s text:c="3"/>标签类型：文本框 必填</text:p>
      <text:p text:style-name="P15"><text:tab/><text:tab/><text:tab/><text:tab/>字段名称_<text:span text:style-name="T4">9</text:span>:<text:bookmark-start text:name="__DdeLink__528_199362306211"/><text:bookmark-start text:name="__DdeLink__996_182682679211"/>银行<text:bookmark-end text:name="__DdeLink__528_199362306211"/><text:bookmark-end text:name="__DdeLink__996_182682679211"/>卡号 <text:s text:c="3"/>标签类型：文本框 必填</text:p>
      <text:p text:style-name="P15"><text:tab/><text:tab/><text:tab/><text:tab/>字段名称_<text:span text:style-name="T9">10</text:span>:银行开户行（详细到支行） <text:s/>标签类型：文本框 必填</text:p>
      <text:p text:style-name="P15"><text:tab/><text:tab/><text:tab/><text:tab/>字段名称_<text:span text:style-name="T9">11</text:span>:房屋交租方式 <text:s/>标签类型：文本框 必填</text:p>
      <text:p text:style-name="P15"><text:tab/><text:tab/><text:tab/><text:tab/>字段名称_<text:span text:style-name="T9">12</text:span>:房屋交租频率 <text:s text:c="2"/>标签类型：文本框 必填</text:p>
      <text:p text:style-name="P15"><text:tab/><text:tab/><text:tab/><text:tab/>字段名称_<text:span text:style-name="T9">13</text:span>:房租缴费日期 <text:s text:c="2"/>标签类型：日期框 必填</text:p>
      <text:p text:style-name="P15"><text:tab/><text:tab/><text:tab/><text:tab/>字段名称_<text:span text:style-name="T9">14</text:span>:水电费缴费频率 <text:s/>标签类型：文本框 必填</text:p>
      <text:p text:style-name="P15"><text:tab/><text:tab/><text:tab/><text:tab/>字段名称_<text:span text:style-name="T9">15</text:span>:水电费缴费日期 <text:s text:c="2"/>标签类型：日期框 必填</text:p>
      <text:p text:style-name="P15"><text:tab/><text:tab/><text:tab/><text:tab/>字段名称_<text:span text:style-name="T9">16</text:span>:房租<text:span text:style-name="T11">（元/月） <text:s text:c="3"/>标签类型：数字框 必填</text:span></text:p>
      <text:p text:style-name="P15"><text:tab/><text:tab/><text:tab/><text:tab/>字段名称_<text:span text:style-name="T9">17</text:span>:管理费<text:span text:style-name="T11">，卫生费 <text:s text:c="3"/>标签类型：数字框 必填</text:span></text:p>
      <text:p text:style-name="P15"><text:tab/><text:tab/><text:tab/><text:tab/>字段名称_<text:span text:style-name="T9">18</text:span>:房租缴纳时间段 <text:s text:c="2"/><text:bookmark-start text:name="__DdeLink__2411_21420785531"/>标签类型：时间段（日期） 必填<text:bookmark-end text:name="__DdeLink__2411_21420785531"/></text:p>
      <text:p text:style-name="P15"><text:tab/><text:tab/><text:tab/><text:tab/>字段名称_<text:span text:style-name="T9">19</text:span>:房租缴费方 <text:s text:c="7"/>标签类型：文本框 必填</text:p>
      <text:p text:style-name="P15"><text:tab/><text:tab/><text:tab/><text:tab/>字段名称_<text:span text:style-name="T13">20</text:span>:水费初期数目 <text:s text:c="6"/>标签类型：数字框 必填</text:p>
      <text:p text:style-name="P15"><text:tab/><text:tab/><text:tab/><text:tab/>字段名称_<text:span text:style-name="T10">21</text:span>:水费计价金额（元/吨） 标签类型<text:span text:style-name="T16">：数字框 必填</text:span></text:p>
      <text:p text:style-name="P15"><text:tab/><text:tab/><text:tab/><text:tab/>字段名称_<text:span text:style-name="T10">22</text:span>:水费期末数目 <text:s text:c="5"/>标签类型：数字框 必填</text:p>
      <text:p text:style-name="P15"><text:tab/><text:tab/><text:tab/><text:tab/>字段名称_<text:span text:style-name="T10">23</text:span>:用水量 <text:s text:c="11"/>标签类型：数字框 必填</text:p>
      <text:p text:style-name="P15"><text:tab/><text:tab/><text:tab/><text:tab/>字段名称_<text:span text:style-name="T10">24</text:span>:水费缴纳金额 <text:s text:c="6"/>标签类型：数字框 必填</text:p>
      <text:p text:style-name="P15"><text:tab/><text:tab/><text:tab/><text:tab/>字段名称_<text:span text:style-name="T10">25</text:span>:水费缴纳时间段 <text:s text:c="2"/>标签类型：时间段（日期） 必填</text:p>
      <text:p text:style-name="P15"><text:tab/><text:tab/><text:tab/><text:tab/>字段名称_<text:span text:style-name="T10">26</text:span>:水费缴费方 <text:s text:c="6"/>标签类型：文本框 必填</text:p>
      <text:p text:style-name="P15"><text:soft-page-break/><text:tab/><text:tab/><text:tab/><text:tab/>字段名称_<text:span text:style-name="T10">27</text:span>:电费初期数目 <text:s text:c="8"/>标签类型：数字框 必填</text:p>
      <text:p text:style-name="P15"><text:tab/><text:tab/><text:tab/><text:tab/>字段名称_<text:span text:style-name="T10">28</text:span>:电费计价金额（元/度）标签类型：数字框 必填</text:p>
      <text:p text:style-name="P15"><text:tab/><text:tab/><text:tab/><text:tab/>字段名称_<text:span text:style-name="T10">29</text:span>:电费期末数目 <text:s text:c="10"/>标签类型：数字框 必填</text:p>
      <text:p text:style-name="P15"><text:tab/><text:tab/><text:tab/><text:tab/>字段名称_<text:span text:style-name="T13">30</text:span>:用电量 <text:s text:c="11"/>标签类型：数字框 必填</text:p>
      <text:p text:style-name="P15"><text:tab/><text:tab/><text:tab/><text:tab/>字段名称_<text:span text:style-name="T10">31</text:span>:电费缴纳金额 <text:s text:c="8"/>标签类型：数字框 必填</text:p>
      <text:p text:style-name="P15"><text:tab/><text:tab/><text:tab/><text:tab/>字段名称_<text:span text:style-name="T10">32</text:span>:电费缴纳时间段 <text:s text:c="3"/>标签类型：时间段（日期） 必填</text:p>
      <text:p text:style-name="P15"><text:tab/><text:tab/><text:tab/><text:tab/>字段名称_<text:span text:style-name="T10">33</text:span>:电费缴费方 <text:s text:c="8"/>标签类型：文本框 必填</text:p>
      <text:p text:style-name="P15"><text:tab/><text:tab/><text:tab/><text:tab/>字段名称_<text:span text:style-name="T10">34</text:span>:管道燃气费充值额度 <text:s/>标签类型：数字框 必填</text:p>
      <text:p text:style-name="P15"><text:tab/><text:tab/><text:tab/><text:tab/>字段名称_<text:span text:style-name="T10">35</text:span>:燃气费缴纳时间段 <text:s text:c="2"/>标签类型：时间段（日期） 必填</text:p>
      <text:p text:style-name="P15"><text:tab/><text:tab/><text:tab/><text:tab/>字段名称_<text:span text:style-name="T10">36</text:span>:燃气费缴费方 <text:s text:c="6"/>标签类型：文本框 必填</text:p>
      <text:p text:style-name="P15"><text:tab/><text:tab/><text:tab/><text:tab/>字段名称_<text:span text:style-name="T10">37</text:span>:缴纳金额汇总 <text:s text:c="5"/>标签类型：数字框 必填</text:p>
      <text:p text:style-name="P30"><text:tab/><text:tab/><text:tab/><text:tab/>字段名称_<text:span text:style-name="T10">38</text:span>:运营财务部确认是否缴费 <text:s text:c="3"/>标签类型：下拉框（是/否） 必填</text:p>
      <text:p text:style-name="P30"><text:tab/><text:tab/><text:tab/><text:tab/>字段名称_<text:span text:style-name="T10">39</text:span>:房租收费是否已邮寄到广州 <text:s text:c="2"/>标签类型：下拉框（是/否） 必填</text:p>
      <text:p text:style-name="P15"><text:tab/><text:tab/><text:tab/><text:tab/>字段名称_<text:span text:style-name="T13">40</text:span>:房租收据附件 <text:s text:c="12"/>标签类型：文本框 必填</text:p>
      <text:p text:style-name="P15"><text:tab/><text:tab/><text:tab/><text:tab/>字段名称_<text:span text:style-name="T12">41</text:span>:备注 <text:s text:c="9"/>标签类型：文本框 </text:p>
      <text:p text:style-name="P1"/>
      <text:p text:style-name="P1"><text:tab/><text:tab/><text:tab/>功能名字_<text:span text:style-name="T6">4</text:span>:删除 <text:s/>功能类型:</text:p>
      <text:p text:style-name="P1"/>
      <text:p text:style-name="P1"><text:tab/><text:tab/><text:tab/>功能名字_<text:span text:style-name="T7">5</text:span>:上传附件 <text:s/>功能类型:</text:p>
      <text:p text:style-name="P16"><text:tab/><text:tab/><text:tab/><text:tab/>字段名称_<text:span text:style-name="T17">1</text:span>:房租收据附件 </text:p>
      <text:p text:style-name="P16"/>
      <text:p text:style-name="P17"><text:tab/><text:tab/><text:tab/>功能名字_<text:span text:style-name="T18">6</text:span>:汇总 <text:s/>功能类型: <text:s/></text:p>
      <text:p text:style-name="P17"><text:tab/><text:tab/><text:tab/><text:tab/>根据地区汇总</text:p>
      <text:p text:style-name="P17"><text:tab/><text:tab/><text:tab/><text:tab/>字段名称_<text:span text:style-name="T19">1</text:span>:<text:bookmark-start text:name="__DdeLink__972_18268267922"/>地区<text:bookmark-end text:name="__DdeLink__972_18268267922"/></text:p>
      <text:p text:style-name="P17"><text:tab/><text:tab/><text:tab/><text:tab/>字段名称_<text:span text:style-name="T19">2</text:span>:<text:bookmark-start text:name="__DdeLink__975_18268267922"/>项目组<text:bookmark-end text:name="__DdeLink__975_18268267922"/></text:p>
      <text:p text:style-name="P17"><text:tab/><text:tab/><text:tab/><text:tab/>字段名称_<text:span text:style-name="T19">3</text:span>:<text:bookmark-start text:name="__DdeLink__978_18268267922"/>项目<text:bookmark-end text:name="__DdeLink__978_18268267922"/>名称 <text:s text:c="2"/></text:p>
      <text:p text:style-name="P17"><text:tab/><text:tab/><text:tab/><text:tab/>字段名称_<text:span text:style-name="T20">4</text:span>:<text:bookmark-start text:name="__DdeLink__983_1826826792111"/>租房<text:bookmark-end text:name="__DdeLink__983_1826826792111"/>地址</text:p>
      <text:p text:style-name="P18"><text:tab/><text:tab/><text:tab/><text:tab/>字段名称_<text:span text:style-name="T20">5</text:span>:房租</text:p>
      <text:p text:style-name="P18"><text:tab/><text:tab/><text:tab/><text:tab/>字段名称_<text:span text:style-name="T20">6</text:span>:水费 </text:p>
      <text:p text:style-name="P18"><text:tab/><text:tab/><text:tab/><text:tab/>字段名称_<text:span text:style-name="T20">7</text:span>:电费</text:p>
      <text:p text:style-name="P25"><text:tab/><text:tab/><text:tab/><text:tab/>字段名称_<text:span text:style-name="T23">8</text:span>:燃气费</text:p>
      <text:p text:style-name="P18"><text:tab/><text:tab/><text:tab/><text:tab/>字段名称_<text:span text:style-name="T23">9</text:span>:管理费<text:span text:style-name="T11">，卫生费</text:span></text:p>
      <text:p text:style-name="P18"/>
      <text:p text:style-name="P1"><text:tab/><text:tab/>导航名_<text:span text:style-name="T8">2</text:span>:<text:bookmark-start text:name="__DdeLink__998_1826826792"/>员工<text:bookmark-end text:name="__DdeLink__998_1826826792"/>住宿水电费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002_1826826792"/>字段名称_<text:span text:style-name="T2">1</text:span>:地区</text:p>
      <text:p text:style-name="P1"><text:tab/><text:tab/><text:tab/><text:tab/>字段名称_<text:span text:style-name="T2">2</text:span>:项目组</text:p>
      <text:p text:style-name="P1"><text:tab/><text:tab/><text:tab/><text:tab/>字段名称_<text:span text:style-name="T3">3</text:span>:项目名称</text:p>
      <text:p text:style-name="P1"><text:tab/><text:tab/><text:tab/><text:tab/>字段名称_<text:span text:style-name="T3">4</text:span>:住宿地址</text:p>
      <text:p text:style-name="P1"><text:tab/><text:tab/><text:tab/><text:tab/>字段名称_<text:span text:style-name="T4">5</text:span>:员工姓名<text:tab/><text:tab/><text:tab/></text:p>
      <text:p text:style-name="P1"><text:tab/><text:tab/><text:tab/><text:tab/>字段名称_<text:span text:style-name="T4">6</text:span>:员工编号</text:p>
      <text:p text:style-name="P1"><text:tab/><text:tab/><text:tab/><text:tab/>字段名称_<text:span text:style-name="T4">7</text:span>:住宿时间段</text:p>
      <text:p text:style-name="P1"><text:tab/><text:tab/><text:tab/><text:tab/>字段名称_<text:span text:style-name="T4">8</text:span>:住宿天数</text:p>
      <text:p text:style-name="P19"><text:tab/><text:tab/><text:tab/><text:tab/>字段名称_<text:span text:style-name="T4">9</text:span>:房租<text:span text:style-name="T11">（元/月） </text:span></text:p>
      <text:p text:style-name="P1"><text:tab/><text:tab/><text:tab/><text:tab/>字段名称_<text:span text:style-name="T9">10</text:span>:房租公司缴纳</text:p>
      <text:p text:style-name="P1"><text:tab/><text:tab/><text:tab/><text:tab/>字段名称_<text:span text:style-name="T9">11</text:span>:房租员工缴纳</text:p>
      <text:p text:style-name="P1"><text:tab/><text:tab/><text:tab/><text:tab/>字段名称_<text:span text:style-name="T9">12</text:span>:当月应缴水费总额</text:p>
      <text:p text:style-name="P1"><text:tab/><text:tab/><text:tab/><text:tab/>字段名称_<text:span text:style-name="T9">13</text:span>:水费公司缴纳</text:p>
      <text:p text:style-name="P1"><text:tab/><text:tab/><text:tab/><text:tab/>字段名称_<text:span text:style-name="T9">14</text:span>:<text:bookmark-end text:name="__DdeLink__1002_1826826792"/>水费员工缴纳</text:p>
      <text:p text:style-name="P20"><text:tab/><text:tab/><text:tab/><text:tab/>字段名称_<text:span text:style-name="T9">15</text:span>:当月应缴电费总额</text:p>
      <text:p text:style-name="P20"><text:tab/><text:tab/><text:tab/><text:tab/>字段名称_<text:span text:style-name="T9">16</text:span>:电费公司缴纳</text:p>
      <text:p text:style-name="P20"><text:tab/><text:tab/><text:tab/><text:tab/>字段名称_<text:span text:style-name="T9">17</text:span>:电费员工缴纳</text:p>
      <text:p text:style-name="P20"><text:tab/><text:tab/><text:tab/><text:tab/>字段名称_<text:span text:style-name="T9">18</text:span>:管道燃气费充值额度</text:p>
      <text:p text:style-name="P20"><text:tab/><text:tab/><text:tab/><text:tab/>字段名称_<text:span text:style-name="T21">19</text:span>:燃气费公司缴纳</text:p>
      <text:p text:style-name="P20"><text:tab/><text:tab/><text:tab/><text:tab/>字段名称_<text:span text:style-name="T21">20</text:span>:<text:bookmark-start text:name="__DdeLink__1366_1114225884"/>燃气费员工缴纳<text:bookmark-end text:name="__DdeLink__1366_1114225884"/></text:p>
      <text:p text:style-name="P26"><text:tab/><text:tab/><text:tab/><text:tab/>字段名称_<text:span text:style-name="T21">21</text:span>:员工应缴金额汇总（水费员工缴纳<text:span text:style-name="T24">+</text:span>电费员工缴纳<text:span text:style-name="T24">+</text:span>燃气费员工缴纳）</text:p>
      <text:p text:style-name="P20"><text:tab/><text:tab/><text:tab/><text:tab/>字段名称_<text:span text:style-name="T21">22</text:span>:员工核实（确认/有误）</text:p>
      <text:p text:style-name="P20"><text:soft-page-break/><text:tab/><text:tab/><text:tab/><text:tab/>字段名称_<text:span text:style-name="T21">23</text:span>:综合资源部核实情况（是否需要修改）</text:p>
      <text:p text:style-name="P20"><text:tab/><text:tab/><text:tab/><text:tab/>字段名称_<text:span text:style-name="T21">24</text:span>:扣款情况（运营商务部确认）</text:p>
      <text:p text:style-name="P20"><text:tab/><text:tab/><text:tab/><text:tab/>字段名称_<text:span text:style-name="T21">25</text:span>:备注</text:p>
      <text:p text:style-name="P1"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1"><text:tab/><text:tab/><text:tab/><text:tab/>字段名称_<text:span text:style-name="T2">1</text:span>:地区 <text:s text:c="4"/>标签类型：手填下拉 必填</text:p>
      <text:p text:style-name="P1"><text:tab/><text:tab/><text:tab/><text:tab/>字段名称_<text:span text:style-name="T2">2</text:span>:项目组 <text:s text:c="3"/>标签类型：手填下拉 必填</text:p>
      <text:p text:style-name="P21"><text:tab/><text:tab/><text:tab/><text:tab/>字段名称_<text:span text:style-name="T3">3</text:span>:项目名称 <text:s text:c="2"/>标签类型：手填下拉多选 必填</text:p>
      <text:p text:style-name="P21"><text:tab/><text:tab/><text:tab/><text:tab/>字段名称_<text:span text:style-name="T3">4</text:span>:住宿地址 <text:s text:c="3"/>标签类型：文本框 必填</text:p>
      <text:p text:style-name="P21"><text:tab/><text:tab/><text:tab/><text:tab/>字段名称_<text:span text:style-name="T4">5</text:span>:员工姓名 <text:s text:c="3"/>标签类型：文本框 必填<text:tab/><text:tab/><text:tab/></text:p>
      <text:p text:style-name="P21"><text:tab/><text:tab/><text:tab/><text:tab/>字段名称_<text:span text:style-name="T4">6</text:span>:员工编号 <text:s text:c="4"/>标签类型：文本框 必填</text:p>
      <text:p text:style-name="P21"><text:tab/><text:tab/><text:tab/><text:tab/>字段名称_<text:span text:style-name="T4">7</text:span>:住宿时间段 <text:s text:c="2"/>标签类型：时间段（日期）必填</text:p>
      <text:p text:style-name="P21"><text:tab/><text:tab/><text:tab/><text:tab/>字段名称_<text:span text:style-name="T4">8</text:span>:住宿天数 <text:s text:c="4"/>标签类型：数字框 必填</text:p>
      <text:p text:style-name="P21"><text:tab/><text:tab/><text:tab/><text:tab/>字段名称_<text:span text:style-name="T4">9</text:span>:房租<text:span text:style-name="T11">（元/月） <text:s/>标签类型：数字框 必填</text:span></text:p>
      <text:p text:style-name="P21"><text:tab/><text:tab/><text:tab/><text:tab/>字段名称_<text:span text:style-name="T9">10</text:span>:房租公司缴纳 <text:s text:c="2"/>标签类型：数字框 必填</text:p>
      <text:p text:style-name="P22"><text:tab/><text:tab/><text:tab/><text:tab/>字段名称_<text:span text:style-name="T9">11</text:span>:房租员工缴纳 <text:s text:c="4"/>标签类型：数字框 必填</text:p>
      <text:p text:style-name="P22"><text:tab/><text:tab/><text:tab/><text:tab/>字段名称_<text:span text:style-name="T9">12</text:span>:当月应缴水费总额 <text:s text:c="2"/>标签类型：数字框 必填</text:p>
      <text:p text:style-name="P22"><text:tab/><text:tab/><text:tab/><text:tab/>字段名称_<text:span text:style-name="T9">13</text:span>:水费公司缴纳 <text:s text:c="5"/>标签类型：数字框 必填</text:p>
      <text:p text:style-name="P22"><text:tab/><text:tab/><text:tab/><text:tab/>字段名称_<text:span text:style-name="T9">14</text:span>:水费员工缴纳 <text:s text:c="5"/>标签类型：数字框 必填</text:p>
      <text:p text:style-name="P22"><text:tab/><text:tab/><text:tab/><text:tab/>字段名称_<text:span text:style-name="T9">15</text:span>:当月应缴电费总额 <text:s text:c="2"/>标签类型：数字框 必填</text:p>
      <text:p text:style-name="P22"><text:tab/><text:tab/><text:tab/><text:tab/>字段名称_<text:span text:style-name="T9">16</text:span>:电费公司缴纳 <text:s text:c="6"/>标签类型：数字框 必填</text:p>
      <text:p text:style-name="P22"><text:tab/><text:tab/><text:tab/><text:tab/>字段名称_<text:span text:style-name="T9">17</text:span>:电费员工缴纳 <text:s text:c="6"/>标签类型：数字框 必填</text:p>
      <text:p text:style-name="P22"><text:tab/><text:tab/><text:tab/><text:tab/>字段名称_<text:span text:style-name="T9">18</text:span>:管道燃气费充值额度 <text:s text:c="2"/>标签类型：数字框 必填</text:p>
      <text:p text:style-name="P22"><text:tab/><text:tab/><text:tab/><text:tab/>字段名称_<text:span text:style-name="T21">19</text:span>:燃气费公司缴纳 <text:s text:c="5"/>标签类型：数字框 必填</text:p>
      <text:p text:style-name="P22"><text:tab/><text:tab/><text:tab/><text:tab/>字段名称_<text:span text:style-name="T21">20</text:span>:燃气费员工缴纳 <text:s text:c="4"/>标签类型：数字框 必填</text:p>
      <text:p text:style-name="P22"><text:tab/><text:tab/><text:tab/><text:tab/>字段名称_<text:span text:style-name="T21">21</text:span>:员工应缴金额汇总 <text:s text:c="3"/>标签类型：数字框 必填</text:p>
      <text:p text:style-name="P21"><text:tab/><text:tab/><text:tab/><text:tab/>字段名称_<text:span text:style-name="T21">22</text:span>:员工核实（确认/有误） <text:s/>标签类型：文本框 必填</text:p>
      <text:p text:style-name="P31"><text:tab/><text:tab/><text:tab/><text:tab/>字段名称_<text:span text:style-name="T21">23</text:span>:综合资源部核实情况（是否需要修改） 标签类型：下拉框（是/否） 必填</text:p>
      <text:p text:style-name="P22"><text:tab/><text:tab/><text:tab/><text:tab/>字段名称_<text:span text:style-name="T21">24</text:span>:扣款情况（运营商务部确认） 标签类型：文本框 必填</text:p>
      <text:p text:style-name="P21"><text:tab/><text:tab/><text:tab/><text:tab/>字段名称_<text:span text:style-name="T21">25</text:span>:备注 <text:s text:c="10"/>标签类型：文本框</text:p>
      <text:p text:style-name="P1"><text:tab/><text:tab/><text:tab/></text:p>
      <text:p text:style-name="P1"><text:tab/><text:tab/><text:tab/><text:tab/></text:p>
      <text:p text:style-name="P1"><text:tab/><text:tab/><text:tab/>功能名字_<text:span text:style-name="T6">3</text:span>:编辑 <text:s/>功能类型:编辑 (有网格/树形/编辑可选)</text:p>
      <text:p text:style-name="P23"><text:tab/><text:tab/><text:tab/><text:tab/>字段名称_<text:span text:style-name="T2">1</text:span>:地区 <text:s text:c="4"/>标签类型：手填下拉 必填</text:p>
      <text:p text:style-name="P23"><text:tab/><text:tab/><text:tab/><text:tab/>字段名称_<text:span text:style-name="T2">2</text:span>:项目组 <text:s text:c="3"/>标签类型：手填下拉 必填</text:p>
      <text:p text:style-name="P23"><text:tab/><text:tab/><text:tab/><text:tab/>字段名称_<text:span text:style-name="T3">3</text:span>:项目名称 <text:s text:c="2"/>标签类型：手填下拉多选 必填</text:p>
      <text:p text:style-name="P23"><text:tab/><text:tab/><text:tab/><text:tab/>字段名称_<text:span text:style-name="T3">4</text:span>:住宿地址 <text:s text:c="3"/>标签类型：文本框 必填</text:p>
      <text:p text:style-name="P23"><text:tab/><text:tab/><text:tab/><text:tab/>字段名称_<text:span text:style-name="T4">5</text:span>:员工姓名 <text:s text:c="3"/>标签类型：文本框 必填<text:tab/><text:tab/><text:tab/></text:p>
      <text:p text:style-name="P23"><text:tab/><text:tab/><text:tab/><text:tab/>字段名称_<text:span text:style-name="T4">6</text:span>:员工编号 <text:s text:c="4"/>标签类型：文本框 必填</text:p>
      <text:p text:style-name="P23"><text:tab/><text:tab/><text:tab/><text:tab/>字段名称_<text:span text:style-name="T4">7</text:span>:住宿时间段 <text:s text:c="2"/>标签类型：时间段（日期）必填</text:p>
      <text:p text:style-name="P23"><text:tab/><text:tab/><text:tab/><text:tab/>字段名称_<text:span text:style-name="T4">8</text:span>:住宿天数 <text:s text:c="4"/>标签类型：数字框 必填</text:p>
      <text:p text:style-name="P23"><text:tab/><text:tab/><text:tab/><text:tab/>字段名称_<text:span text:style-name="T4">9</text:span>:房租<text:span text:style-name="T11">（元/月） <text:s/>标签类型：数字框 必填</text:span></text:p>
      <text:p text:style-name="P23"><text:tab/><text:tab/><text:tab/><text:tab/>字段名称_<text:span text:style-name="T9">10</text:span>:房租公司缴纳 <text:s text:c="2"/>标签类型：数字框 必填</text:p>
      <text:p text:style-name="P23"><text:tab/><text:tab/><text:tab/><text:tab/>字段名称_<text:span text:style-name="T9">11</text:span>:房租员工缴纳 <text:s text:c="4"/>标签类型：数字框 必填</text:p>
      <text:p text:style-name="P23"><text:tab/><text:tab/><text:tab/><text:tab/>字段名称_<text:span text:style-name="T9">12</text:span>:当月应缴水费总额 <text:s text:c="2"/>标签类型：数字框 必填</text:p>
      <text:p text:style-name="P23"><text:tab/><text:tab/><text:tab/><text:tab/>字段名称_<text:span text:style-name="T9">13</text:span>:水费公司缴纳 <text:s text:c="5"/>标签类型：数字框 必填</text:p>
      <text:p text:style-name="P23"><text:tab/><text:tab/><text:tab/><text:tab/>字段名称_<text:span text:style-name="T9">14</text:span>:水费员工缴纳 <text:s text:c="5"/>标签类型：数字框 必填</text:p>
      <text:p text:style-name="P23"><text:tab/><text:tab/><text:tab/><text:tab/>字段名称_<text:span text:style-name="T9">15</text:span>:当月应缴电费总额 <text:s text:c="2"/>标签类型：数字框 必填</text:p>
      <text:p text:style-name="P23"><text:tab/><text:tab/><text:tab/><text:tab/>字段名称_<text:span text:style-name="T9">16</text:span>:电费公司缴纳 <text:s text:c="6"/>标签类型：数字框 必填</text:p>
      <text:p text:style-name="P23"><text:tab/><text:tab/><text:tab/><text:tab/>字段名称_<text:span text:style-name="T9">17</text:span>:电费员工缴纳 <text:s text:c="6"/>标签类型：数字框 必填</text:p>
      <text:p text:style-name="P23"><text:tab/><text:tab/><text:tab/><text:tab/>字段名称_<text:span text:style-name="T9">18</text:span>:管道燃气费充值额度 <text:s text:c="2"/>标签类型：数字框 必填</text:p>
      <text:p text:style-name="P23"><text:tab/><text:tab/><text:tab/><text:tab/>字段名称_<text:span text:style-name="T21">19</text:span>:燃气费公司缴纳 <text:s text:c="5"/>标签类型：数字框 必填</text:p>
      <text:p text:style-name="P23"><text:tab/><text:tab/><text:tab/><text:tab/>字段名称_<text:span text:style-name="T21">20</text:span>:燃气费员工缴纳 <text:s text:c="4"/>标签类型：数字框 必填</text:p>
      <text:p text:style-name="P23"><text:tab/><text:tab/><text:tab/><text:tab/>字段名称_<text:span text:style-name="T21">21</text:span>:员工应缴金额汇总 <text:s text:c="3"/>标签类型：数字框 必填</text:p>
      <text:p text:style-name="P23"><text:tab/><text:tab/><text:tab/><text:tab/>字段名称_<text:span text:style-name="T21">22</text:span>:员工核实（确认/有误） <text:s/>标签类型：文本框 必填</text:p>
      <text:p text:style-name="P32"><text:tab/><text:tab/><text:tab/><text:tab/>字段名称_<text:span text:style-name="T21">23</text:span>:综合资源部核实情况（是否需要修改） 标签类型：下拉框（是/否） 必填</text:p>
      <text:p text:style-name="P23"><text:tab/><text:tab/><text:tab/><text:tab/>字段名称_<text:span text:style-name="T21">24</text:span>:扣款情况（运营商务部确认） 标签类型：文本框 必填</text:p>
      <text:p text:style-name="P23"><text:tab/><text:tab/><text:tab/><text:tab/>字段名称_<text:span text:style-name="T21">25</text:span>:备注 <text:s text:c="10"/>标签类型：文本框</text:p>
      <text:p text:style-name="P1"><text:soft-page-break/></text:p>
      <text:p text:style-name="P1"/>
      <text:p text:style-name="P1"><text:tab/><text:tab/><text:tab/>功能名字_<text:span text:style-name="T6">4</text:span>:删除 <text:s/>功能类型:</text:p>
      <text:p text:style-name="P1"><text:tab/><text:tab/><text:tab/>功能名字_<text:span text:style-name="T1">5</text:span>:汇总 <text:s/>功能类型:</text:p>
      <text:p text:style-name="P1"><text:tab/><text:tab/><text:tab/><text:tab/>根据姓名汇总</text:p>
      <text:p text:style-name="P24"><text:tab/><text:tab/><text:tab/><text:tab/>字段名称_<text:span text:style-name="T22">1</text:span>:姓名 <text:s text:c="3"/>标签类型：文本框 必填<text:tab/><text:tab/><text:tab/></text:p>
      <text:p text:style-name="P24"><text:tab/><text:tab/><text:tab/><text:tab/>字段名称_<text:span text:style-name="T22">2</text:span>:员工编号 <text:s text:c="4"/></text:p>
      <text:p text:style-name="P24"><text:tab/><text:tab/><text:tab/><text:tab/>字段名称_<text:span text:style-name="T22">3</text:span>:地区 <text:s text:c="4"/></text:p>
      <text:p text:style-name="P24"><text:tab/><text:tab/><text:tab/><text:tab/>字段名称_<text:span text:style-name="T22">4</text:span>:项目组 <text:s text:c="3"/></text:p>
      <text:p text:style-name="P24"><text:tab/><text:tab/><text:tab/><text:tab/>字段名称_<text:span text:style-name="T22">5</text:span>:项目名称 <text:s/></text:p>
      <text:p text:style-name="P24"><text:tab/><text:tab/><text:tab/><text:tab/>字段名称_<text:span text:style-name="T22">6</text:span>:住宿地址 <text:s text:c="3"/></text:p>
      <text:p text:style-name="P24"><text:tab/><text:tab/><text:tab/><text:tab/>字段名称_<text:span text:style-name="T22">7</text:span>:平摊的水费</text:p>
      <text:p text:style-name="P24"><text:tab/><text:tab/><text:tab/><text:tab/>字段名称_<text:span text:style-name="T22">8</text:span>:平摊的电费</text:p>
      <text:p text:style-name="P24"><text:tab/><text:tab/><text:tab/><text:tab/>字段名称_<text:span text:style-name="T22">9</text:span>:平摊的燃气费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0:56.254396468</meta:creation-date>
    <dc:date>2017-04-22T10:02:43.698155006</dc:date>
    <meta:editing-duration>PT5H4M9S</meta:editing-duration>
    <meta:editing-cycles>71</meta:editing-cycles>
    <meta:generator>LibreOffice/5.2.6.1$Linux_X86_64 LibreOffice_project/20$Build-1</meta:generator>
    <meta:document-statistic meta:table-count="0" meta:image-count="0" meta:object-count="0" meta:page-count="5" meta:paragraph-count="240" meta:word-count="4224" meta:character-count="6639" meta:non-whitespace-character-count="4830"/>
  </office:meta>
</office:document-meta>
</file>